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b2b2b2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 LOGICO</text:p>
      <text:p text:style-name="P1"/>
      <text:p text:style-name="P1">Utente(<text:span text:style-name="T2">CF</text:span>,nome,cognome,tel,foto,email,<text:span text:style-name="T11">Npatente,codP</text:span>);</text:p>
      <text:p text:style-name="P1"/>
      <text:p text:style-name="P1">Recensioni(<text:span text:style-name="T2">CodRec</text:span>,numerico,note,tipo,<text:span text:style-name="T11">CF</text:span>);</text:p>
      <text:p text:style-name="P1"/>
      <text:p text:style-name="P1">Autisti(<text:span text:style-name="T2">Npatente</text:span>,ScadenzaPatente,Nick,<text:span text:style-name="T11">CF</text:span>);</text:p>
      <text:p text:style-name="P1"/>
      <text:p text:style-name="P1">Passeggeri(<text:span text:style-name="T8">CodP</text:span>,Nick,<text:span text:style-name="T11">CF</text:span>);</text:p>
      <text:p text:style-name="P1"/>
      <text:p text:style-name="P1">PR(<text:span text:style-name="T12">CodP,CodR</text:span>);</text:p>
      <text:p text:style-name="P1"/>
      <text:p text:style-name="P1">Richiesta(<text:span text:style-name="T2">CodR</text:span>,Partenza,Destinazione,Data);</text:p>
      <text:p text:style-name="P1"/>
      <text:p text:style-name="P1">Auto(<text:span text:style-name="T2">Targa</text:span>,modello,alimentazione,<text:span text:style-name="T11">Npatente</text:span>);</text:p>
      <text:p text:style-name="P1"/>
      <text:p text:style-name="P1">AV(<text:span text:style-name="T12">Npatente,CodV</text:span>);</text:p>
      <text:p text:style-name="P1"/>
      <text:p text:style-name="P1">Viaggio(<text:span text:style-name="T8">CodV</text:span>,Partenza,Destinazione,OraP,OraA,Costo,Disponibilità,Note);</text:p>
      <text:p text:style-name="P1"/>
      <text:p text:style-name="P1">RV(<text:span text:style-name="T12">CodR,CodV</text:span>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S</meta:editing-duration>
    <meta:editing-cycles>3</meta:editing-cycles>
    <meta:generator>OpenOffice/4.1.4$Win32 OpenOffice.org_project/414m5$Build-9788</meta:generator>
    <dc:date>2021-03-13T08:44:04.16</dc:date>
    <meta:document-statistic meta:table-count="0" meta:image-count="0" meta:object-count="0" meta:page-count="1" meta:paragraph-count="11" meta:word-count="12" meta:character-count="377"/>
    <dc:creator>Zhanyu Lin</dc:creator>
    <meta:user-defined meta:name="Info 1"/>
    <meta:user-defined meta:name="Info 2"/>
    <meta:user-defined meta:name="Info 3"/>
    <meta:user-defined meta:name="Info 4"/>
  </office:meta>
</office:document-meta>
</file>